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25fc" officeooo:paragraph-rsid="000425f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RESE</text:p>
      <text:p text:style-name="Standard"/>
      <text:p text:style-name="Standard">I. Introducción</text:p>
      <text:p text:style-name="Standard"/>
      <text:p text:style-name="Standard">Publicado en 1913 por el pensador argentino José Ingenieros, El hombre mediocre es una obra clave en el pensamiento latinoamericano del siglo XX. Este ensayo combina filosofía moral, sociología y psicología para criticar duramente el conformismo, la falta de ideales y las estructuras sociales que mantienen la mediocridad.</text:p>
      <text:p text:style-name="Standard"/>
      <text:p text:style-name="Standard">Ingenieros, con un tono a la vez provocador y didáctico, separa a las personas en dos grupos: los idealistas, movidos por sueños y principios elevados, y los mediocres, que se guían por la costumbre, el miedo al cambio y la necesidad de ser aceptados. Con esta diferencia, el autor reflexiona profundamente sobre el avance humano, la importancia de pensar libremente y la necesidad de una ética basada en ideales, no solo en la obediencia.</text:p>
      <text:p text:style-name="Standard"/>
      <text:p text:style-name="Standard">Este informe analiza el texto en varios aspectos: la idea de ideal, cómo se describe al hombre mediocre, su papel en la sociedad y la esperanza que Ingenieros deposita en los jóvenes y en el pensamiento crítico.</text:p>
      <text:p text:style-name="Standard"/>
      <text:p text:style-name="Standard">II. Contexto y estilo del autor</text:p>
      <text:p text:style-name="Standard"/>
      <text:p text:style-name="Standard">José Ingenieros fue un médico, criminólogo, sociólogo y filósofo que influyó notablemente en el pensamiento argentino. En esta obra, su estilo es ensayístico y directo, con muchos ejemplos históricos, referencias filosóficas y argumentos éticos. El texto se presenta como una serie de ideas conectadas que exploran, detallan y cuestionan la mediocridad humana como una actitud que va más allá de lo intelectual y se basa en lo moral.</text:p>
      <text:p text:style-name="Standard"/>
      <text:p text:style-name="Standard">III. Estructura argumentativa de la obra</text:p>
      <text:p text:style-name="Standard"/>
      <text:p text:style-name="Standard">1. El ideal como fuerza vital</text:p>
      <text:p text:style-name="Standard"/>
      <text:p text:style-name="Standard">Ingenieros empieza definiendo qué es un ideal: una representación personal de algo que aún no existe, pero que puede llegar a ser. No es una fantasía, sino una meta ética e intelectual que dirige el comportamiento. Con esta idea, establece una diferencia clave entre quienes tienen ideales (los idealistas) y quienes no (los mediocres). Para él, el idealista impulsa el progreso; es el científico que desafía viejas teorías, el artista que rompe con lo tradicional, el político que lucha por una sociedad más justa.</text:p>
      <text:p text:style-name="Standard"/>
      <text:p text:style-name="Standard">2. El hombre mediocre: esencia y características</text:p>
      <text:p text:style-name="Standard"/>
      <text:p text:style-name="Standard">El tipo común no es que sea un burro o un inútil, sino más bien alguien que pasa la vida sin buscar ir más allá. Según Ingenieros, es el que se amolda al mundo que le rodea, el que copia en vez de inventar, el que repite las cosas sin darle una vuelta. Le da tranquilidad lo que ya conoce y le asusta lo que no. Es obediente con los que mandan, le gusta la rutina, no profundiza en nada y le falta fuerza moral. Siempre está mirando si los demás lo aprueban, es de ideas fijas por miedo y no le gusta nada que sea diferente.</text:p>
      <text:p text:style-name="Standard"/>
      <text:p text:style-name="Standard">El escritor deja claro que ser mediocre es algo del interior de uno mismo y no solo de la cabeza. No se es más o menos mediocre por tener más o menos estudios, sino por no ser capaz de querer algo mejor para sí mismo.</text:p>
      <text:p text:style-name="Standard"/>
      <text:p text:style-name="Standard"><text:soft-page-break/>3. La sociedad, escondite de la mediocridad</text:p>
      <text:p text:style-name="Standard"/>
      <text:p text:style-name="Standard">Ingenieros critica que muchas organizaciones colegios, gobiernos, iglesias dan premio a los que obedecen y castigan a los que tienen ideas propias. La mediocridad se vuelve lo normal cuando en la sociedad se valora más ser sumiso que ser original. Por ejemplo, en política, el tipo mediocre llega a los puestos importantes no por ser bueno en lo que hace, sino por saber cómo llevarse bien con los que tienen el poder, por cambiar sus ideas según le convenga y por no dar problemas.</text:p>
      <text:p text:style-name="Standard"/>
      <text:p text:style-name="Standard">En este sentido, el escritor critica duramente a los que engañan con promesas, a los que no dejan que se piense diferente en la religión, a los trámites burocráticos del gobierno y a los que no quieren que se avance en el pensamiento, pues, según él, son herramientas que usa la gente para ser todos mediocres.</text:p>
      <text:p text:style-name="Standard"/>
      <text:p text:style-name="Standard">4. La juventud y las ganas de cambiar las cosas como esperanza</text:p>
      <text:p text:style-name="Standard"/>
      <text:p text:style-name="Standard">Una de las partes más positivas del texto es la fe que tiene Ingenieros en los jóvenes. Dice que los jóvenes, como no se conforman con lo que hay, son los que tienen las ideas más importantes.La juventud tiene la capacidad de romper con lo establecido, de pensar el mundo desde nuevas perspectivas y de rebelarse ante la injusticia. Para él, el rol de la educación no debe ser domesticar a los jóvenes, sino estimular su espíritu crítico.</text:p>
      <text:p text:style-name="Standard"/>
      <text:p text:style-name="Standard">El autor llama a la juventud a resistirse a la tentación del confort social, a no caer en la mediocridad de los elogios fáciles, y a seguir el camino, más difícil pero más noble, del idealismo.</text:p>
      <text:p text:style-name="Standard"/>
      <text:p text:style-name="Standard">---</text:p>
      <text:p text:style-name="Standard"/>
      <text:p text:style-name="Standard">### *IV. Reflexión crítica*</text:p>
      <text:p text:style-name="Standard"/>
      <text:p text:style-name="Standard">La vigencia de El hombre mediocre es innegable. A más de un siglo de su publicación, sus críticas al conformismo, a la falta de pensamiento crítico, a la corrupción moral del poder, y a la repetición mecánica del conocimiento, siguen siendo pertinentes. La obra invita a una autoevaluación profunda: ¿vivimos según nuestros ideales o simplemente seguimos lo que otros dictan?</text:p>
      <text:p text:style-name="Standard"/>
      <text:p text:style-name="Standard">Además, es una obra profundamente política, no por afiliarse a una ideología, sino por cuestionar la estructura de valores de la sociedad. Nos interpela como ciudadanos, como estudiantes, como líderes, como educadores. Su mensaje, lejos de ser pesimista, es una llamada al despertar: a luchar por lo que creemos, a pensar por cuenta propia, a cultivar nuestra dignidad.</text:p>
      <text:p text:style-name="Standard"/>
      <text:p text:style-name="Standard">---</text:p>
      <text:p text:style-name="Standard"/>
      <text:p text:style-name="Standard">### *V. Conclusión*</text:p>
      <text:p text:style-name="Standard"/>
      <text:p text:style-name="Standard">El hombre mediocre no es solo una crítica a un tipo de persona, sino una radiografía de la cultura que hace de la mediocridad un sistema. José Ingenieros, con un lenguaje claro y apasionado, nos invita a elegir entre la comodidad de lo conocido y el riesgo de soñar con algo mejor. Su obra es una defensa del pensamiento libre, del valor moral, y del poder transformador de los ideales.</text:p>
      <text:p text:style-name="Standard"/>
      <text:p text:style-name="Standard">Como lectores, estamos llamados no solo a entender sus palabras, sino a encarnar su mensaje. No basta con no ser mediocres; hay que vivir con ideales y trabajar por ello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9T10:24:27.464945947</meta:creation-date>
    <meta:editing-duration>PT59S</meta:editing-duration>
    <meta:editing-cycles>2</meta:editing-cycles>
    <meta:generator>LibreOffice/7.3.7.2$Linux_X86_64 LibreOffice_project/30$Build-2</meta:generator>
    <dc:date>2025-04-29T10:25:05.235052639</dc:date>
    <meta:document-statistic meta:table-count="0" meta:image-count="0" meta:object-count="0" meta:page-count="2" meta:paragraph-count="27" meta:word-count="991" meta:character-count="5710" meta:non-whitespace-character-count="4746"/>
  </office:meta>
</office:document-meta>
</file>